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c0b5" officeooo:paragraph-rsid="001cc0b5"/>
    </style:style>
    <style:style style:name="P2" style:family="paragraph" style:parent-style-name="Text_20_body">
      <style:text-properties officeooo:rsid="00201aab" officeooo:paragraph-rsid="00201aab"/>
    </style:style>
    <style:style style:name="P3" style:family="paragraph" style:parent-style-name="Text_20_body">
      <style:text-properties officeooo:rsid="0022094a" officeooo:paragraph-rsid="0022094a"/>
    </style:style>
    <style:style style:name="P4" style:family="paragraph" style:parent-style-name="Text_20_body">
      <style:text-properties officeooo:rsid="002256d2" officeooo:paragraph-rsid="002256d2"/>
    </style:style>
    <style:style style:name="P5" style:family="paragraph" style:parent-style-name="Text_20_body">
      <style:text-properties officeooo:rsid="0024f86c" officeooo:paragraph-rsid="0024f86c"/>
    </style:style>
    <style:style style:name="P6" style:family="paragraph" style:parent-style-name="Text_20_body">
      <style:text-properties officeooo:rsid="0025feb6" officeooo:paragraph-rsid="0025feb6"/>
    </style:style>
    <style:style style:name="P7" style:family="paragraph" style:parent-style-name="Text_20_body">
      <style:text-properties officeooo:rsid="0026c24a" officeooo:paragraph-rsid="0026c24a"/>
    </style:style>
    <style:style style:name="P8" style:family="paragraph" style:parent-style-name="Text_20_body">
      <style:text-properties officeooo:rsid="00283804" officeooo:paragraph-rsid="00283804"/>
    </style:style>
    <style:style style:name="P9" style:family="paragraph" style:parent-style-name="Text_20_body">
      <style:text-properties officeooo:rsid="002865c8" officeooo:paragraph-rsid="002865c8"/>
    </style:style>
    <style:style style:name="P10" style:family="paragraph" style:parent-style-name="Text_20_body">
      <style:text-properties officeooo:rsid="002962f4" officeooo:paragraph-rsid="0029e3ec"/>
    </style:style>
    <style:style style:name="P11" style:family="paragraph" style:parent-style-name="Text_20_body">
      <style:text-properties officeooo:rsid="0029e3ec" officeooo:paragraph-rsid="002b8ab4"/>
    </style:style>
    <style:style style:name="P12" style:family="paragraph" style:parent-style-name="Text_20_body">
      <style:text-properties officeooo:rsid="002b8ab4" officeooo:paragraph-rsid="002b8ab4"/>
    </style:style>
    <style:style style:name="P13" style:family="paragraph" style:parent-style-name="Text_20_body">
      <style:text-properties officeooo:rsid="002d2523" officeooo:paragraph-rsid="002d2523"/>
    </style:style>
    <style:style style:name="P14" style:family="paragraph" style:parent-style-name="Text_20_body">
      <style:text-properties officeooo:rsid="002ddff6" officeooo:paragraph-rsid="002ddff6"/>
    </style:style>
    <style:style style:name="P15" style:family="paragraph" style:parent-style-name="Text_20_body">
      <style:text-properties officeooo:rsid="002f4b72" officeooo:paragraph-rsid="002f4b72"/>
    </style:style>
    <style:style style:name="P16" style:family="paragraph" style:parent-style-name="Text_20_body">
      <style:text-properties officeooo:rsid="002f9a73" officeooo:paragraph-rsid="002f9a73"/>
    </style:style>
    <style:style style:name="P17" style:family="paragraph" style:parent-style-name="Text_20_body">
      <style:text-properties officeooo:rsid="00301dd9" officeooo:paragraph-rsid="00301dd9"/>
    </style:style>
    <style:style style:name="P18" style:family="paragraph" style:parent-style-name="Text_20_body">
      <style:text-properties officeooo:rsid="0030c98e" officeooo:paragraph-rsid="0030c98e"/>
    </style:style>
    <style:style style:name="P19" style:family="paragraph" style:parent-style-name="Subtitle">
      <style:text-properties officeooo:rsid="001cc0b5" officeooo:paragraph-rsid="001cc0b5"/>
    </style:style>
    <style:style style:name="T1" style:family="text">
      <style:text-properties officeooo:rsid="00241481"/>
    </style:style>
    <style:style style:name="T2" style:family="text">
      <style:text-properties officeooo:rsid="002962f4"/>
    </style:style>
    <style:style style:name="T3" style:family="text">
      <style:text-properties officeooo:rsid="002f4b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ux Tema 3</text:p>
      <text:p text:style-name="P19">Joaquín Bello Jiménez</text:p>
      <text:p text:style-name="P1"/>
      <text:p text:style-name="P1">1.</text:p>
      <text:p text:style-name="P2"><text:span text:style-name="T1">ls</text:span> *.jpg</text:p>
      <text:p text:style-name="P2"/>
      <text:p text:style-name="P2">2.</text:p>
      <text:p text:style-name="P3"><text:span text:style-name="T1">ls</text:span> /isr/bin j*</text:p>
      <text:p text:style-name="P3"/>
      <text:p text:style-name="P3">3.</text:p>
      <text:p text:style-name="P4"><text:span text:style-name="T1">ls</text:span> /usr/bin k?a*</text:p>
      <text:p text:style-name="P4"/>
      <text:p text:style-name="P4">4.</text:p>
      <text:p text:style-name="P5">ls /bin *n</text:p>
      <text:p text:style-name="P5"/>
      <text:p text:style-name="P6">5.</text:p>
      <text:p text:style-name="P6">ls -R /etc</text:p>
      <text:p text:style-name="P6"/>
      <text:p text:style-name="P7">6.</text:p>
      <text:p text:style-name="P9">mkdir /home/joaquin/test</text:p>
      <text:p text:style-name="P7">cp /bin/gzip /home/joaquin/test</text:p>
      <text:p text:style-name="P7">cp /home/joaquin/test/gzip /home/joaquin/test/gzip2</text:p>
      <text:p text:style-name="P7"/>
      <text:p text:style-name="P8">7.</text:p>
      <text:p text:style-name="P9">mv test test2 <text:tab/><text:span text:style-name="T2">(Cambiar nombre de test)</text:span></text:p>
      <text:p text:style-name="P9">mkdir test3 <text:tab/><text:span text:style-name="T2">(Crear test3)</text:span></text:p>
      <text:p text:style-name="P10">cp <text:span text:style-name="T3">test2/</text:span>* /test3 (Copiar todo en test3)</text:p>
      <text:p text:style-name="P11">rm -R test2 <text:tab/><text:span text:style-name="T3">(</text:span>borrar test2)</text:p>
      <text:p text:style-name="P11"/>
      <text:p text:style-name="P12"><text:soft-page-break/>8.</text:p>
      <text:p text:style-name="P13">Si puedes crearlo, es mala idea crear archivos con caracteres especiales.</text:p>
      <text:p text:style-name="P13">Los nombres de los archivos deben ser de texto simple para no interferir con comandos.</text:p>
      <text:p text:style-name="P13">Letras de A-Z(sin ñ ni tildes) y <text:s/>en minúscula.</text:p>
      <text:p text:style-name="P13"/>
      <text:p text:style-name="P14">9.</text:p>
      <text:p text:style-name="P15">cp -u -R multimedia/* multimedia_test</text:p>
      <text:p text:style-name="P15"/>
      <text:p text:style-name="P16">10.</text:p>
      <text:p text:style-name="P17">rm -i -R multimedia/pictures/others</text:p>
      <text:p text:style-name="P17"/>
      <text:p text:style-name="P17">11.</text:p>
      <text:p text:style-name="P18">mv multimedia/video/films.txt multimedia/my_film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21:31:06.301354520</meta:creation-date>
    <meta:generator>LibreOffice/5.1.4.2$Linux_X86_64 LibreOffice_project/10m0$Build-2</meta:generator>
    <dc:date>2016-10-16T20:15:02.754131930</dc:date>
    <meta:editing-duration>PT41M29S</meta:editing-duration>
    <meta:editing-cycles>20</meta:editing-cycles>
    <meta:document-statistic meta:table-count="0" meta:image-count="0" meta:object-count="0" meta:page-count="2" meta:paragraph-count="31" meta:word-count="109" meta:character-count="684" meta:non-whitespace-character-count="602"/>
  </office:meta>
</office:document-meta>
</file>